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Header">
      <style:paragraph-properties fo:text-align="center" style:justify-single-word="false" fo:padding="0.049cm" fo:border-left="none" fo:border-right="none" fo:border-top="none" fo:border-bottom="0.06pt solid #000000"/>
      <style:text-properties fo:font-size="14pt" fo:font-weight="bold" officeooo:rsid="00040ee2" officeooo:paragraph-rsid="00040ee2" style:font-size-asian="14pt" style:font-weight-asian="bold" style:font-size-complex="14pt" style:font-weight-complex="bold"/>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Heading_20_3" style:master-page-name="">
      <loext:graphic-properties draw:fill="none"/>
      <style:paragraph-properties fo:margin-left="2cm" fo:margin-right="0cm" fo:margin-top="0cm" fo:margin-bottom="0cm" loext:contextual-spacing="false" fo:text-indent="0cm" style:auto-text-indent="false" style:page-number="auto" fo:background-color="transparent" fo:padding="0cm" fo:border="none"/>
    </style:style>
    <style:style style:name="P8" style:family="paragraph" style:parent-style-name="Heading_20_3">
      <loext:graphic-properties draw:fill="none"/>
      <style:paragraph-properties fo:margin-left="2cm" fo:margin-right="0cm" fo:margin-top="0cm" fo:margin-bottom="0cm" loext:contextual-spacing="false" fo:text-indent="0cm" style:auto-text-indent="false" fo:background-color="transparent" fo:padding="0cm" fo:border="none"/>
    </style:style>
    <style:style style:name="P9" style:family="paragraph" style:parent-style-name="Heading_20_3">
      <loext:graphic-properties draw:fill="none"/>
      <style:paragraph-properties fo:margin-left="2cm" fo:margin-right="0cm" fo:text-indent="0cm" style:auto-text-indent="false" fo:background-color="transparent" fo:padding="0cm" fo:border="none"/>
    </style:style>
    <style:style style:name="P10" style:family="paragraph" style:parent-style-name="Heading_20_3">
      <loext:graphic-properties draw:fill="none"/>
      <style:paragraph-properties fo:margin-left="2cm" fo:margin-right="0cm" fo:text-align="justify" style:justify-single-word="false" fo:text-indent="0cm" style:auto-text-indent="false" fo:background-color="transparent" fo:padding="0cm" fo:border="none"/>
    </style:style>
    <style:style style:name="P11" style:family="paragraph" style:parent-style-name="Standard">
      <loext:graphic-properties draw:fill="none"/>
      <style:paragraph-properties fo:margin-left="2cm" fo:margin-right="0cm" fo:text-align="justify" style:justify-single-word="false" fo:orphans="0" fo:widows="0" fo:text-indent="0cm" style:auto-text-indent="false" fo:background-color="transparent" fo:padding="0cm" fo:border="none" fo:keep-with-next="auto"/>
      <style:text-properties fo:font-size="12pt" officeooo:rsid="00040ee2" officeooo:paragraph-rsid="00040ee2" style:font-size-asian="12pt" style:font-size-complex="12pt"/>
    </style:style>
    <style:style style:name="P12" style:family="paragraph" style:parent-style-name="Text_20_body" style:list-style-name=""/>
    <style:style style:name="P13" style:family="paragraph" style:parent-style-name="Text_20_body" style:master-page-name="">
      <loext:graphic-properties draw:fill="none"/>
      <style:paragraph-properties fo:margin-left="2cm" fo:margin-right="0cm" fo:margin-top="0cm" fo:margin-bottom="0.529cm" loext:contextual-spacing="false" fo:text-align="justify" style:justify-single-word="false" fo:orphans="0" fo:widows="0" fo:text-indent="0cm" style:auto-text-indent="false" style:page-number="auto" fo:background-color="transparent" fo:padding="0cm" fo:border="none" fo:keep-with-next="auto"/>
      <style:text-properties officeooo:paragraph-rsid="00040ee2"/>
    </style:style>
    <style:style style:name="P14" style:family="paragraph" style:parent-style-name="Text_20_body">
      <loext:graphic-properties draw:fill="none"/>
      <style:paragraph-properties fo:margin-left="2cm" fo:margin-right="0cm" fo:margin-top="0cm" fo:margin-bottom="0.529cm" loext:contextual-spacing="false" fo:text-align="justify" style:justify-single-word="false" fo:orphans="0" fo:widows="0" fo:text-indent="0cm" style:auto-text-indent="false" fo:background-color="transparent" fo:padding="0cm" fo:border="none" fo:keep-with-next="auto"/>
      <style:text-properties fo:font-variant="normal" fo:text-transform="none" fo:color="#3c3b37" style:font-name="sf pro text" fo:font-size="12pt" fo:letter-spacing="normal" fo:font-style="normal" fo:font-weight="normal" officeooo:paragraph-rsid="00040ee2" style:font-size-asian="12pt" style:font-size-complex="12pt" loext:padding="0cm" loext:border="none"/>
    </style:style>
    <style:style style:name="P15" style:family="paragraph" style:parent-style-name="Text_20_body">
      <loext:graphic-properties draw:fill="none"/>
      <style:paragraph-properties fo:margin-left="2cm" fo:margin-right="0cm" fo:margin-top="0cm" fo:margin-bottom="0.529cm" loext:contextual-spacing="false" fo:text-align="justify" style:justify-single-word="false" fo:orphans="0" fo:widows="0" fo:text-indent="0cm" style:auto-text-indent="false" fo:background-color="transparent" fo:padding="0cm" fo:border="none" fo:keep-with-next="auto"/>
      <style:text-properties fo:font-variant="normal" fo:text-transform="none" fo:color="#3c3b37" style:font-name="sf pro text" fo:font-size="12pt" fo:letter-spacing="normal" fo:font-style="normal" fo:font-weight="normal" style:font-size-asian="12pt" style:font-size-complex="12pt" loext:padding="0cm" loext:border="none"/>
    </style:style>
    <style:style style:name="P16" style:family="paragraph" style:parent-style-name="Text_20_body">
      <loext:graphic-properties draw:fill="none"/>
      <style:paragraph-properties fo:margin-left="2cm" fo:margin-right="0cm" fo:margin-top="0cm" fo:margin-bottom="0.529cm" loext:contextual-spacing="false" fo:text-align="justify" style:justify-single-word="false" fo:orphans="0" fo:widows="0" fo:text-indent="0cm" style:auto-text-indent="false" fo:background-color="transparent" fo:padding="0cm" fo:border="none"/>
      <style:text-properties fo:font-variant="normal" fo:text-transform="none" fo:color="#3c3b37" style:font-name="sf pro text" fo:font-size="12pt" fo:letter-spacing="normal" fo:font-style="normal" fo:font-weight="normal" style:font-size-asian="12pt" style:font-size-complex="12pt" loext:padding="0cm" loext:border="none"/>
    </style:style>
    <style:style style:name="P17" style:family="paragraph" style:parent-style-name="Text_20_body">
      <loext:graphic-properties draw:fill="none"/>
      <style:paragraph-properties fo:margin-left="2cm" fo:margin-right="0cm" fo:margin-top="0cm" fo:margin-bottom="0cm" loext:contextual-spacing="false" fo:text-align="justify" style:justify-single-word="false" fo:orphans="0" fo:widows="0" fo:text-indent="0cm" style:auto-text-indent="false" fo:background-color="transparent" fo:padding="0cm" fo:border="none" fo:keep-with-next="auto"/>
    </style:style>
    <style:style style:name="P18" style:family="paragraph" style:parent-style-name="Text_20_body" style:list-style-name="L1">
      <loext:graphic-properties draw:fill="none"/>
      <style:paragraph-properties fo:margin-left="2cm" fo:margin-right="0cm" fo:margin-top="0cm" fo:margin-bottom="0cm" loext:contextual-spacing="false" fo:text-align="justify" style:justify-single-word="false" fo:orphans="0" fo:widows="0" fo:text-indent="0cm" style:auto-text-indent="false" fo:background-color="transparent" fo:padding="0cm" fo:border="none" fo:keep-with-next="auto"/>
    </style:style>
    <style:style style:name="P19" style:family="paragraph" style:parent-style-name="Text_20_body">
      <loext:graphic-properties draw:fill="none"/>
      <style:paragraph-properties fo:margin-left="2cm" fo:margin-right="0cm" fo:margin-top="0cm" fo:margin-bottom="0cm" loext:contextual-spacing="false" fo:text-align="justify" style:justify-single-word="false" fo:orphans="0" fo:widows="0" fo:text-indent="0cm" style:auto-text-indent="false" fo:background-color="transparent" fo:padding="0cm" fo:border="none" fo:keep-with-next="auto"/>
      <style:text-properties fo:font-size="12pt" style:font-size-asian="12pt" style:font-size-complex="12pt"/>
    </style:style>
    <style:style style:name="P20" style:family="paragraph" style:parent-style-name="Text_20_body">
      <loext:graphic-properties draw:fill="none"/>
      <style:paragraph-properties fo:margin-left="2cm" fo:margin-right="0cm" fo:margin-top="0cm" fo:margin-bottom="0cm" loext:contextual-spacing="false" fo:orphans="0" fo:widows="0" fo:text-indent="0cm" style:auto-text-indent="false" fo:background-color="transparent" fo:padding="0cm" fo:border="none" fo:keep-with-next="auto"/>
    </style:style>
    <style:style style:name="P21" style:family="paragraph" style:parent-style-name="Text_20_body">
      <loext:graphic-properties draw:fill="none"/>
      <style:paragraph-properties fo:margin-left="2cm" fo:margin-right="0cm" fo:margin-top="0cm" fo:margin-bottom="0cm" loext:contextual-spacing="false" fo:text-align="justify" style:justify-single-word="false" fo:orphans="0" fo:widows="0" fo:text-indent="0cm" style:auto-text-indent="false" fo:background-color="transparent" fo:padding="0cm" fo:border="none"/>
    </style:style>
    <style:style style:name="P22"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0" fo:widows="0" fo:text-indent="0cm" style:auto-text-indent="false" style:page-number="auto" fo:background-color="transparent" fo:padding="0cm" fo:border="none" fo:keep-with-next="auto"/>
    </style:style>
    <style:style style:name="P23" style:family="paragraph" style:parent-style-name="Text_20_body">
      <loext:graphic-properties draw:fill="none"/>
      <style:paragraph-properties fo:margin-left="2cm" fo:margin-right="0cm" fo:margin-top="0cm" fo:margin-bottom="0.247cm" loext:contextual-spacing="false" fo:line-height="115%" fo:text-align="justify" style:justify-single-word="false" fo:text-indent="0cm" style:auto-text-indent="false" fo:background-color="transparent"/>
    </style:style>
    <style:style style:name="P24" style:family="paragraph" style:parent-style-name="Text_20_body">
      <loext:graphic-properties draw:fill="none"/>
      <style:paragraph-properties fo:margin-left="2cm" fo:margin-right="0cm" fo:margin-top="0cm" fo:margin-bottom="0.247cm" loext:contextual-spacing="false" fo:line-height="115%" fo:text-align="justify" style:justify-single-word="false" fo:text-indent="0cm" style:auto-text-indent="false" fo:background-color="transparent"/>
      <style:text-properties fo:font-variant="normal" fo:text-transform="none" fo:color="#3c3b37" style:font-name="sf pro text" fo:font-size="12pt" fo:letter-spacing="normal" fo:font-style="normal" fo:font-weight="normal" style:font-size-asian="12pt" style:font-size-complex="12pt" loext:padding="0cm" loext:border="none"/>
    </style:style>
    <style:style style:name="P25" style:family="paragraph" style:parent-style-name="Text_20_body" style:master-page-name="">
      <loext:graphic-properties draw:fill="none"/>
      <style:paragraph-properties fo:margin-left="2cm" fo:margin-right="0cm" fo:margin-top="0cm" fo:margin-bottom="0.247cm" loext:contextual-spacing="false" fo:line-height="115%" fo:text-align="justify" style:justify-single-word="false" fo:text-indent="0cm" style:auto-text-indent="false" style:page-number="auto" fo:background-color="transparent"/>
    </style:style>
    <style:style style:name="P26" style:family="paragraph" style:parent-style-name="Text_20_body" style:master-page-name="">
      <loext:graphic-properties draw:fill="none"/>
      <style:paragraph-properties fo:margin-left="2cm" fo:margin-right="0cm" fo:margin-top="0cm" fo:margin-bottom="0.247cm" loext:contextual-spacing="false" fo:line-height="115%" fo:text-align="justify" style:justify-single-word="false" fo:text-indent="0cm" style:auto-text-indent="false" style:page-number="auto" fo:background-color="transparent"/>
    </style:style>
    <style:style style:name="T1" style:family="text">
      <style:text-properties fo:font-variant="normal" fo:text-transform="none" fo:color="#3c3b37" style:font-name="sf pro text" fo:font-size="18pt" fo:letter-spacing="normal" fo:font-style="normal" fo:font-weight="bold" loext:padding="0cm" loext:border="none"/>
    </style:style>
    <style:style style:name="T2" style:family="text">
      <style:text-properties fo:font-variant="normal" fo:text-transform="none" fo:color="#3c3b37" style:font-name="sf pro text" fo:font-size="18pt" fo:letter-spacing="normal" fo:font-style="normal" fo:font-weight="normal" loext:padding="0cm" loext:border="none"/>
    </style:style>
    <style:style style:name="T3" style:family="text">
      <style:text-properties fo:font-variant="normal" fo:text-transform="none" fo:color="#3c3b37" style:font-name="sf pro text" fo:font-size="13.5pt" fo:letter-spacing="normal" fo:font-style="normal" fo:font-weight="normal" loext:padding="0cm" loext:border="none"/>
    </style:style>
    <style:style style:name="T4" style:family="text">
      <style:text-properties fo:font-variant="normal" fo:text-transform="none" fo:color="#3c3b37" style:font-name="sf pro text" fo:font-size="13.5pt" fo:letter-spacing="normal" fo:font-style="normal" fo:font-weight="bold" loext:padding="0cm" loext:border="none"/>
    </style:style>
    <style:style style:name="T5" style:family="text">
      <style:text-properties fo:font-variant="normal" fo:text-transform="none" fo:color="#3c3b37" style:font-name="sf pro text" fo:font-size="27pt" fo:letter-spacing="normal" fo:font-style="normal" fo:font-weight="normal" loext:padding="0cm" loext:border="none"/>
    </style:style>
    <style:style style:name="T6" style:family="text">
      <style:text-properties fo:font-variant="normal" fo:text-transform="none" fo:color="#3c3b37" style:font-name="sf pro text" fo:letter-spacing="normal" fo:font-style="normal" fo:font-weight="normal" loext:padding="0cm" loext:border="none"/>
    </style:style>
    <style:style style:name="T7" style:family="text">
      <style:text-properties fo:font-variant="normal" fo:text-transform="none" fo:color="#3c3b37" style:font-name="sf pro text" fo:letter-spacing="normal" fo:font-style="normal" loext:padding="0cm" loext:border="none"/>
    </style:style>
    <style:style style:name="T8" style:family="text">
      <style:text-properties fo:font-variant="normal" fo:text-transform="none" fo:color="#3c3b37" style:font-name="sf pro text" fo:letter-spacing="normal" fo:font-style="normal" fo:font-weight="bold" loext:padding="0cm" loext:border="none"/>
    </style:style>
    <style:style style:name="T9" style:family="text">
      <style:text-properties fo:font-variant="normal" fo:text-transform="none" fo:color="#3c3b37" style:font-name="sf pro text" fo:font-size="16pt" fo:letter-spacing="normal" fo:font-style="normal" fo:font-weight="bold" style:font-size-asian="16pt" style:font-size-complex="16pt" loext:padding="0cm" loext:border="none"/>
    </style:style>
    <style:style style:name="T10" style:family="text">
      <style:text-properties fo:font-variant="normal" fo:text-transform="none" fo:color="#3c3b37" style:font-name="sf pro text" fo:font-size="14pt" fo:letter-spacing="normal" fo:font-style="normal" fo:font-weight="bold" style:font-size-asian="14pt" style:font-size-complex="14pt" loext:padding="0cm" loext:border="none"/>
    </style:style>
    <style:style style:name="T11" style:family="text">
      <style:text-properties fo:font-variant="normal" fo:text-transform="none" fo:color="#3c3b37" style:font-name="sf pro text" fo:font-size="12pt" fo:letter-spacing="normal" fo:font-style="normal" fo:font-weight="bold" style:font-size-asian="12pt" style:font-size-complex="12pt" loext:padding="0cm" loext:border="none"/>
    </style:style>
    <style:style style:name="T12" style:family="text">
      <style:text-properties fo:font-variant="normal" fo:text-transform="none" fo:color="#3c3b37" style:font-name="sf pro text" fo:font-size="12pt" fo:letter-spacing="normal" fo:font-style="normal" fo:font-weight="normal" style:font-size-asian="12pt" style:font-size-complex="12pt" loext:padding="0cm" loext:border="none"/>
    </style:style>
    <style:style style:name="T13"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14" style:family="text">
      <style:text-properties fo:font-variant="normal" fo:text-transform="none" fo:color="#007791" style:text-line-through-style="none" style:text-line-through-type="none" style:font-name="sf pro text" fo:letter-spacing="normal" fo:font-style="normal" style:text-underline-style="none" fo:font-weight="normal" style:text-blinking="false" fo:background-color="transparent" loext:char-shading-value="0" loext:padding="0cm" loext:border="none"/>
    </style:style>
    <style:style style:name="T15" style:family="text">
      <style:text-properties fo:font-variant="normal" fo:text-transform="none" fo:color="#007791" style:text-line-through-style="none" style:text-line-through-type="none" style:font-name="sf pro text"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6" style:family="text">
      <style:text-properties fo:font-size="13pt" style:font-size-asian="13pt" style:font-size-complex="13pt"/>
    </style:style>
    <style:style style:name="T17" style:family="text">
      <style:text-properties fo:font-size="16pt" style:font-size-asian="16pt" style:font-size-complex="16pt"/>
    </style:style>
    <style:style style:name="T18" style:family="text">
      <style:text-properties fo:font-size="12pt" style:font-size-asian="12pt" style:font-size-complex="12pt"/>
    </style:style>
    <style:style style:name="T19" style:family="text">
      <style:text-properties officeooo:rsid="0006b2f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text:a xlink:type="simple" xlink:href="#__RefHeading___Toc503_2925078917" text:style-name="Index_20_Link" text:visited-style-name="Index_20_Link">Capitulo 18: Leitura Complementar - Volumes EBS<text:tab/>2</text:a></text:p>
          <text:p text:style-name="P2"><text:a xlink:type="simple" xlink:href="#__RefHeading___Toc505_2925078917" text:style-name="Index_20_Link" text:visited-style-name="Index_20_Link">Volumes com SSD (uso intenso de IOPS)<text:tab/>2</text:a></text:p>
          <text:p text:style-name="P2"><text:a xlink:type="simple" xlink:href="#__RefHeading___Toc507_2925078917" text:style-name="Index_20_Link" text:visited-style-name="Index_20_Link">Volumes SSD de IOPS provisionadas (io1)<text:tab/>2</text:a></text:p>
          <text:p text:style-name="P2"><text:a xlink:type="simple" xlink:href="#__RefHeading___Toc509_2925078917" text:style-name="Index_20_Link" text:visited-style-name="Index_20_Link">Volumes de uso geral com SSD (gp2)<text:tab/>3</text:a></text:p>
          <text:p text:style-name="P2"><text:a xlink:type="simple" xlink:href="#__RefHeading___Toc511_2925078917" text:style-name="Index_20_Link" text:visited-style-name="Index_20_Link">Volumes sustentados por HDD (alto consumo de MB/s)<text:tab/>4</text:a></text:p>
          <text:p text:style-name="P2"><text:a xlink:type="simple" xlink:href="#__RefHeading___Toc513_2925078917" text:style-name="Index_20_Link" text:visited-style-name="Index_20_Link">Volumes HDD otimizados para throughput (st1)<text:tab/>4</text:a></text:p>
          <text:p text:style-name="P2"><text:a xlink:type="simple" xlink:href="#__RefHeading___Toc515_2925078917" text:style-name="Index_20_Link" text:visited-style-name="Index_20_Link">Volumes HDD frios (sc1)<text:tab/>4</text:a></text:p>
          <text:p text:style-name="P2"><text:a xlink:type="simple" xlink:href="#__RefHeading___Toc517_2925078917" text:style-name="Index_20_Link" text:visited-style-name="Index_20_Link">Amazon Data Lifecycle Manager for EBS Snapshots<text:tab/>4</text:a></text:p>
          <text:p text:style-name="P2"><text:a xlink:type="simple" xlink:href="#__RefHeading___Toc519_2925078917" text:style-name="Index_20_Link" text:visited-style-name="Index_20_Link">Volumes elásticos do Amazon EBS<text:tab/>5</text:a></text:p>
          <text:p text:style-name="P2"><text:a xlink:type="simple" xlink:href="#__RefHeading___Toc521_2925078917" text:style-name="Index_20_Link" text:visited-style-name="Index_20_Link">Snapshots do Amazon EBS<text:tab/>5</text:a></text:p>
          <text:p text:style-name="P2"><text:a xlink:type="simple" xlink:href="#__RefHeading___Toc523_2925078917" text:style-name="Index_20_Link" text:visited-style-name="Index_20_Link">Instâncias otimizadas para o Amazon EBS<text:tab/>7</text:a></text:p>
          <text:p text:style-name="P2"><text:a xlink:type="simple" xlink:href="#__RefHeading___Toc525_2925078917" text:style-name="Index_20_Link" text:visited-style-name="Index_20_Link">Disponibilidade e durabilidade do Amazon EBS<text:tab/>8</text:a></text:p>
          <text:p text:style-name="P2"><text:a xlink:type="simple" xlink:href="#__RefHeading___Toc527_2925078917" text:style-name="Index_20_Link" text:visited-style-name="Index_20_Link">A criptografia do Amazon EBS e o AWS Identity and Access Management<text:tab/>8</text:a></text:p>
        </text:index-body>
      </text:table-of-content>
      <text:h text:style-name="P12" text:outline-level="2"/>
      <text:h text:style-name="P6" text:outline-level="2"><text:bookmark-start text:name="__RefHeading___Toc503_2925078917"/>Capitulo 18: Leitura Complementar - Volumes EBS<text:bookmark-end text:name="__RefHeading___Toc503_2925078917"/></text:h>
      <text:p text:style-name="P13"><text:span text:style-name="T12">O Amazon Elastic Block Store (EBS) é um serviço de armazenamento de blocos de alta performance fácil de usar projetado para o uso com o Amazon Elastic Compute Cloud (EC2), tanto para cargas de trabalho com alta taxa de transferência de dados quanto com intenso consumo de transações em qualquer escala. Várias cargas de trabalho, como bancos de dados relacionais e não relacionais, aplicativos corporativos, aplicativos em contêiner, mecanismos de análise de big data, sistemas de arquivos e fluxos de trabalho de mídia são amplamente empregados no Amazon EBS.</text:span></text:p>
      <text:p text:style-name="P14">Você pode escolher entre quatro tipos de volume diferentes para equilibrar preço e desempenho ideais. Você pode alcançar latência abaixo de 10 milissegundos para cargas de trabalho de bancos de dados de alta performance, como o SAP HANA, ou transferência de dados de um gigabyte por segundo para cargas de trabalho sequenciais grandes, como o Hadoop. Você pode alterar os tipos de volume, ajustar a performance ou aumentar o tamanho do volume sem interromper seus aplicativos essenciais, assim terá armazenamento econômico quando precisar.</text:p>
      <text:p text:style-name="P15">Projetados para sistemas essenciais à missão, os volumes EBS são replicados em uma zona de disponibilidade (AZ) e podem ser facilmente escalonados para petabytes de dados. Além disso, é possível usar o EBS Snapshots com políticas de ciclo de vida automatizadas para fazer backup de seus volumes no Amazon S3 e, ao mesmo tempo, garantir a proteção geográfica de seus dados e da continuidade de negócios.</text:p>
      <text:h text:style-name="P7" text:outline-level="3"><text:bookmark-start text:name="__RefHeading___Toc505_2925078917"/><text:span text:style-name="Strong_20_Emphasis">Volumes com SSD (uso intenso de IOPS)</text:span><text:bookmark-end text:name="__RefHeading___Toc505_2925078917"/></text:h>
      <text:h text:style-name="P8" text:outline-level="3"><text:bookmark-start text:name="__RefHeading___Toc507_2925078917"/>Volumes SSD de IOPS provisionadas (io1)<text:bookmark-end text:name="__RefHeading___Toc507_2925078917"/></text:h>
      <text:p text:style-name="P15"/>
      <text:p text:style-name="P15">O IO1 é sustentado por unidades de estado sólido (SSDs) e é a opção de armazenamento de EBS com a maior performance para cargas de trabalho de banco de dados e aplicativos essenciais e com alto consumo de E/S, como também cargas de trabalho de banco de dados e data warehouse com alto consumo da taxa de transferência, como HBase, Vertica e Cassandra. Esses volumes são ideais para cargas de trabalho uso intenso de IOPS e de throughput que exigem uma latência extremamente baixa.</text:p>
      <text:p text:style-name="P17"><text:soft-page-break/><text:span text:style-name="T12">A instância IO1 foi criada para fornecer uma performance de referência consistente de até 50 IOPS/GB para um máximo de 64.000 IOPS e fornecer até 1.000 MB/s de throughput por volume1. Para maximizar o benefício das instâncias io1, recomendamos usar </text:span><text:a xlink:type="simple" xlink:href="https://aws.amazon.com/pt/ebs/features/#Amazon_EBS-Optimized_instances" office:target-frame-name="_blank" xlink:show="new" text:style-name="Internet_20_link" text:visited-style-name="Visited_20_Internet_20_Link"><text:span text:style-name="T15">instâncias do EC2 otimizadas para EBS</text:span></text:a><text:span text:style-name="T12">. O io1 foi projetado para atingir latências abaixo de 10 milissegundos e fornecer a performance provisionada durante 99,9% do tempo, quando conectado a instâncias do EC2 otimizadas para EBS. Para obter mais informações sobre os tipos de instância que podem ser executadas como instâncias otimizadas para EBS, consulte os </text:span><text:a xlink:type="simple" xlink:href="https://aws.amazon.com/ec2/instance-types/" office:target-frame-name="_blank" xlink:show="new" text:style-name="Internet_20_link" text:visited-style-name="Visited_20_Internet_20_Link"><text:span text:style-name="T15">tipos de instância do Amazon EC2</text:span></text:a><text:span text:style-name="T12">. Para obter mais informações sobre as diretrizes de performance do Amazon EBS, veja </text:span><text:a xlink:type="simple" xlink:href="http://docs.aws.amazon.com/AWSEC2/latest/UserGuide/EBSPerformance.html" office:target-frame-name="_blank" xlink:show="new" text:style-name="Internet_20_link" text:visited-style-name="Visited_20_Internet_20_Link"><text:span text:style-name="T15">como aumentar a performance do EBS</text:span></text:a><text:span text:style-name="T12">.</text:span></text:p>
      <text:p text:style-name="P17"><text:span text:style-name="T12"/></text:p>
      <text:p text:style-name="P15">1Para alcançar o limite de throughput de 64.000 IOPS e 1.000 MB/s, o volume deve estar conectado a uma instância do EC2 com o Nitro System</text:p>
      <text:h text:style-name="P9" text:outline-level="3"><text:bookmark-start text:name="__RefHeading___Toc509_2925078917"/>Volumes de uso geral com SSD (gp2)<text:bookmark-end text:name="__RefHeading___Toc509_2925078917"/></text:h>
      <text:p text:style-name="P19"><text:span text:style-name="T6"/></text:p>
      <text:p text:style-name="P22"><text:span text:style-name="T12">O GP2 é o tipo de volume do EBS padrão para instâncias do Amazon EC2. Esses volumes usam Solid-State Drives (SSDs – Unidades de estado sólido) e são indicados para uma grande variedade de cargas de trabalho transacionais, como ambientes de desenvolvimento/teste, aplicativos interativos de baixa latência e volumes de inicialização. A instância GP2 foi criada para oferecer latências inferiores a 10 milissegundos, fornecer uma performance de referência consistente de até 3 IOPS/GB (mínimo de 100 IOPS) para um máximo de 16.000 IOPS e fornecer até 250 MB/s de throughput por volume. Os volumes GP2 menores que 1 TB também podem chegar a até 3.000 IOPS. A E/S está incluída no preço do GP2, portanto você paga somente por GB de armazenamento provisionado. O GP2 foi criado para disponibilizar performance provisionada durante 99% do tempo. Se você precisa de um número maior de IOPS do que o disponibilizado pelo GP2, ou caso tenha uma carga de trabalho em que a baixa latência seja essencial, ou se ainda você precisa de uma estabilidade de performance maior, nós recomendamos o uso do IO1. Para maximizar a performance do gp2, recomendamos usar </text:span><text:a xlink:type="simple" xlink:href="https://aws.amazon.com/pt/ebs/features/#Amazon_EBS-Optimized_instances" office:target-frame-name="_blank" xlink:show="new" text:style-name="Internet_20_link" text:visited-style-name="Visited_20_Internet_20_Link"><text:span text:style-name="T15">instâncias do EC2 otimizadas para EBS</text:span></text:a><text:span text:style-name="T12">.</text:span></text:p>
      <text:p text:style-name="P19"><text:span text:style-name="T6"/></text:p>
      <text:h text:style-name="P8" text:outline-level="3"><text:bookmark-start text:name="__RefHeading___Toc511_2925078917"/><text:soft-page-break/><text:span text:style-name="Strong_20_Emphasis">Volumes sustentados por HDD (alto consumo de MB/s)</text:span><text:bookmark-end text:name="__RefHeading___Toc511_2925078917"/></text:h>
      <text:h text:style-name="P8" text:outline-level="3"><text:bookmark-start text:name="__RefHeading___Toc513_2925078917"/>Volumes HDD otimizados para throughput (st1)<text:bookmark-end text:name="__RefHeading___Toc513_2925078917"/></text:h>
      <text:p text:style-name="P19"><text:span text:style-name="T6"/></text:p>
      <text:p text:style-name="P21"><text:span text:style-name="T12">O ST1 é sustentado por unidades de disco rígido (HDDs) e é ideal para cargas de trabalho acessadas com frequência e com alto consumo da taxa de transferência com grandes conjuntos de dados e E/S extensas, como MapReduce, Kafka, processamento de logs, data warehouse e cargas de trabalho de ETL. Esses volumes disponibilizam performance ideal em termos de taxa de transferência, medida em MB/s, e incluem a capacidade de chegar até 250 MB/s por TB, com um parâmetro de taxa de transferência de 40 MB/s por TB e uma taxa de transferência máxima de 500 MB/s por volume. O ST1 foi criado para disponibilizar a performance de throughput esperada durante 99% do tempo e tem créditos de E/S suficientes para dar suporte a uma verificação de volume total na taxa de intermitência. Para maximizar a performance do st1, recomendamos usar </text:span><text:a xlink:type="simple" xlink:href="https://aws.amazon.com/pt/ebs/features/#Amazon_EBS-Optimized_instances" office:target-frame-name="_blank" xlink:show="new" text:style-name="Internet_20_link" text:visited-style-name="Visited_20_Internet_20_Link"><text:span text:style-name="T15">instâncias do EC2 otimizadas para EBS</text:span></text:a><text:span text:style-name="T12">.</text:span></text:p>
      <text:p text:style-name="P21"><text:span text:style-name="T12"/></text:p>
      <text:h text:style-name="P9" text:outline-level="3"><text:bookmark-start text:name="__RefHeading___Toc515_2925078917"/>Volumes HDD frios (sc1)<text:bookmark-end text:name="__RefHeading___Toc515_2925078917"/></text:h>
      <text:p text:style-name="P20"><text:span text:style-name="T3"/></text:p>
      <text:p text:style-name="P21"><text:span text:style-name="T12">O SC1 é sustentado por unidades de disco rígido (HDDs) e disponibiliza o custo mais baixo por GB de todos os tipos de volume do EBS. Ele é ideal para cargas de trabalho acessadas com frequência com grandes conjuntos de dados “frios”. Semelhante ao ST1, o SC1 disponibiliza um modelo de intermitência: esses volumes podem chegar até a 80 MB/s por TB, com um parâmetro de taxa de transferência de 12 MB/s por TB e uma taxa de transferência máxima de 250 MB/s por volume. Para dados acessados com pouca frequência, o SC1 disponibiliza um armazenamento muito barato. O SC1 foi criado para disponibilizar a performance de throughput esperada durante 99% do tempo e tem créditos de E/S suficientes para dar suporte a uma verificação de volume total na taxa de intermitência. Para maximizar a performance do sc1, recomendamos usar </text:span><text:a xlink:type="simple" xlink:href="https://aws.amazon.com/pt/ebs/features/#Amazon_EBS-Optimized_instances" office:target-frame-name="_blank" xlink:show="new" text:style-name="Internet_20_link" text:visited-style-name="Visited_20_Internet_20_Link"><text:span text:style-name="T15">instâncias do EC2 otimizadas para EBS</text:span></text:a><text:span text:style-name="T12">.</text:span></text:p>
      <text:p text:style-name="P21"><text:span text:style-name="T12"/></text:p>
      <text:h text:style-name="P9" text:outline-level="3"><text:bookmark-start text:name="__RefHeading___Toc517_2925078917"/>Amazon Data Lifecycle Manager for EBS Snapshots<text:bookmark-end text:name="__RefHeading___Toc517_2925078917"/></text:h>
      <text:p text:style-name="P15"/>
      <text:p text:style-name="P16">Data Lifecycle Manager for EBS Snapshots oferece uma forma simples e automatizada de fazer backup de dados armazenados em volumes do EBS, garantindo a criação e a exclusão de snapshots do EBS de <text:soft-page-break/>acordo com uma programação personalizada. Não é mais necessário usar scripts ou outras ferramentas para cumprir políticas de backup e retenção de dados específicas da sua organização ou do seu setor.</text:p>
      <text:p text:style-name="P15">Com o gerenciamento do ciclo de vida, você pode ter certeza de que os snapshots são limpos regularmente e controlar os custos. Basta marcar os volumes do EBS com tags e começar a criar políticas de ciclo de vida para a criação e o gerenciamento de backups. Use o Cloudwatch Events para monitorar as políticas e garantir a criação bem-sucedida dos backups.</text:p>
      <text:h text:style-name="P9" text:outline-level="3"><text:bookmark-start text:name="__RefHeading___Toc519_2925078917"/>Volumes elásticos do Amazon EBS<text:bookmark-end text:name="__RefHeading___Toc519_2925078917"/></text:h>
      <text:p text:style-name="P15">Os volumes elásticos são um recurso que permite que você se adapte facilmente aos volumes, conforme as alterações nas necessidades dos aplicativos. Os volumes elásticos permitem aumentar de modo dinâmico a capacidade, ajustar a performance e alterar o tipo de qualquer volume novo ou atual da geração presente sem nenhum tempo de inatividade ou impacto negativo na performance. Dimensione de modo correto e fácil sua implantação e se adapte às alterações na performance.</text:p>
      <text:p text:style-name="P15">Basta criar um volume com a capacidade e a performance necessárias hoje sabendo que você terá a capacidade de modificar a configuração do volume no futuro, o que economizará horas durante os ciclos de planejamento.</text:p>
      <text:p text:style-name="P15">Ao usar o Amazon CloudWatch com o AWS Lambda será possível automatizar alterações nos volumes para atender às necessidades dinâmicas de aplicativos.</text:p>
      <text:p text:style-name="P15">O recurso de volumes elásticos facilita a adaptação de recursos a demandas dinâmicas de aplicativos, o que proporciona a você a segurança de poder fazer modificações no futuro, conforme as mudanças das suas necessidades empresariais.</text:p>
      <text:h text:style-name="P9" text:outline-level="3"><text:bookmark-start text:name="__RefHeading___Toc521_2925078917"/>Snapshots do Amazon EBS<text:bookmark-end text:name="__RefHeading___Toc521_2925078917"/></text:h>
      <text:p text:style-name="P15">O Amazon EBS permite salvar snapshots pontuais dos seus volumes no Amazon S3. Os snapshots do Amazon EBS são armazenados de forma incremental: apenas os blocos que mudaram depois do último snapshot são salvos, e você é cobrado somente pelos blocos alterados. Se você tiver um dispositivo com 100 GB de dados, mas <text:soft-page-break/>apenas 5 GB tiverem mudado depois do último snapshot, um snapshot subsequente consumirá apenas 5 GB adicionais e você será cobrado apenas pelos 5 GB adicionais de armazenamento de snapshot, embora ambos os snapshots, anterior e último, pareçam completos.</text:p>
      <text:p text:style-name="P15">Ao excluir um snapshot, você removerá apenas os dados não necessários para qualquer outro snapshot. Todos os snapshots ativos contêm todas as informações necessárias para restaurar o volume para o instante em que o snapshot foi tirado. O tempo decorrido para restaurar dados alterados no volume em funcionamento é o mesmo para todos os snapshots.</text:p>
      <text:p text:style-name="P15">Os snapshots podem ser usados para criar vários volumes novos, expandir o tamanho de um volume ou mover volumes entre zonas de disponibilidade. Quando um novo volume é criado, você pode optar por criá-lo com base em um snapshot do Amazon EBS existente. Desse modo, o volume novo começa como uma réplica exata do snapshot.</text:p>
      <text:p text:style-name="P15">A seguir estão os principais recursos dos snapshots do Amazon EBS:</text:p>
      <text:list xml:id="list964080291" text:style-name="L1">
        <text:list-item>
          <text:p text:style-name="P18"><text:span text:style-name="Strong_20_Emphasis"><text:span text:style-name="T11">Acesso de leitura direta do EBS Snapshots </text:span></text:span><text:span text:style-name="T12">- Clientes podem usar as APIs diretas o EBS para o Snapshots para ler dados fora do snapshots e identificar as diferenças entre dois EBS snapshots sem precisar criar volumes de EBS e instâncias de EC2. As APIs diretas do EBS para Snapshots possibilitam parceiros de backup rastrear mudanças incrementais nos volumes de EBS de forma mais eficiente, fornecendo tempos de backup mais rápidos e objetivos do ponto de recuperação (RPOs) mais granulares para clientes da AWS a custos mais baixos. Para ais informações, consulte a </text:span><text:a xlink:type="simple" xlink:href="https://docs.aws.amazon.com/ebs/latest/APIReference/Welcome.html" office:target-frame-name="_blank" xlink:show="new" text:style-name="Internet_20_link" text:visited-style-name="Visited_20_Internet_20_Link"><text:span text:style-name="T15">documentação técnica</text:span></text:a><text:span text:style-name="T12"> das APIs diretas do EBS para Snapshots e a página de </text:span><text:a xlink:type="simple" xlink:href="https://aws.amazon.com/ebs/pricing/" office:target-frame-name="_blank" xlink:show="new" text:style-name="Internet_20_link" text:visited-style-name="Visited_20_Internet_20_Link"><text:span text:style-name="T15">definição de preço</text:span></text:a><text:span text:style-name="T12">.</text:span></text:p>
        </text:list-item>
        <text:list-item>
          <text:p text:style-name="P18"><text:span text:style-name="Strong_20_Emphasis"><text:span text:style-name="T11">Acesso imediato aos dados de volume do Amazon EBS</text:span></text:span><text:span text:style-name="T12"> – Depois que um volume é criado por meio de um snapshot, não é preciso esperar a transferência completa dos dados do Amazon S3 para o volume do Amazon EBS para que a instância conectada possa começar a acessar o volume. Os snapshots do Amazon EBS implementam o carregamento atrasado para que você possa usá-lo imediatamente.</text:span></text:p>
        </text:list-item>
        <text:list-item>
          <text:p text:style-name="P18"><text:span text:style-name="Strong_20_Emphasis"><text:span text:style-name="T11">Performance instantânea total em volumes do EBS restaurados a partir de snapshots</text:span></text:span><text:span text:style-name="T12"> - Por uma cobrança adicional por horas, você pode habilitar a restauração rápida de snapshots </text:span><text:soft-page-break/><text:span text:style-name="T12">(FSR) para terem acesso de baixa latência a dados restaurados a partir de snapshots. Os volumes do EBS restaurados a partir de snapshots com a FSR habilitada receberão a performance total instantaneamente. Para obter mais informações, consulte a </text:span><text:a xlink:type="simple" xlink:href="https://docs.aws.amazon.com/AWSEC2/latest/UserGuide/ebs-fast-snapshot-restore.html" office:target-frame-name="_blank" xlink:show="new" text:style-name="Internet_20_link" text:visited-style-name="Visited_20_Internet_20_Link"><text:span text:style-name="T15">documentação técnica sobre FSR</text:span></text:a><text:span text:style-name="T12"> e a página de </text:span><text:a xlink:type="simple" xlink:href="https://aws.amazon.com/ebs/pricing/" office:target-frame-name="_blank" xlink:show="new" text:style-name="Internet_20_link" text:visited-style-name="Visited_20_Internet_20_Link"><text:span text:style-name="T15">definição de preço</text:span></text:a><text:span text:style-name="T12">.</text:span></text:p>
        </text:list-item>
        <text:list-item>
          <text:p text:style-name="P18"><text:span text:style-name="Strong_20_Emphasis"><text:span text:style-name="T11">Redimensionamento de volumes do Amazon EBS</text:span></text:span><text:span text:style-name="T12"> – Existem dois métodos que podem ser usados para redimensionar um volume do Amazon EBS. Se você criar um novo volume baseado em um snapshot, poderá especificar um tamanho maior para o novo volume. Com o recurso de </text:span><text:a xlink:type="simple" xlink:href="https://aws.amazon.com/pt/ebs/features/#Amazon_EBS_Elastic_Volumes" office:target-frame-name="_blank" xlink:show="new" text:style-name="Internet_20_link" text:visited-style-name="Visited_20_Internet_20_Link"><text:span text:style-name="T15">volumes elásticos</text:span></text:a><text:span text:style-name="T12">, será possível aumentar de modo dinâmico os volumes ativos sem o uso de snapshots. Verifique se o sistema de arquivos e o aplicativo são compatíveis com o redimensionamento de um dispositivo.</text:span></text:p>
        </text:list-item>
        <text:list-item>
          <text:p text:style-name="P18"><text:span text:style-name="Strong_20_Emphasis"><text:span text:style-name="T11">Compartilhar snapshots do Amazon EBS</text:span></text:span><text:span text:style-name="T12"> – A capacidade de compartilhamento dos snapshots do Amazon EBS simplifica o compartilhamento de dados com os seus colegas de trabalho ou outros na comunidade AWS. Os usuários autorizados podem criar seus próprios volumes do Amazon EBS com base nos seus snapshots compartilhados do Amazon EBS; o seu snapshot original permanece intacto. Se desejar, você também poderá disponibilizar dados publicamente para todos os usuários da AWS. Para obter mais informações sobre como compartilhar snapshots, visite </text:span><text:a xlink:type="simple" xlink:href="http://docs.aws.amazon.com/AWSEC2/latest/UserGuide/ebs-modifying-snapshot-permissions.html" office:target-frame-name="_blank" xlink:show="new" text:style-name="Internet_20_link" text:visited-style-name="Visited_20_Internet_20_Link"><text:span text:style-name="T15">Como modificar as permissões do snapshot</text:span></text:a><text:span text:style-name="T12">.</text:span></text:p>
        </text:list-item>
        <text:list-item>
          <text:p text:style-name="P18"><text:span text:style-name="Strong_20_Emphasis"><text:span text:style-name="T11">Como copiar snapshots do Amazon EBS entre regiões da AWS</text:span></text:span><text:span text:style-name="T12"> – A capacidade que o Amazon EBS tem de copiar snapshots entre regiões da AWS facilita a utilização das várias regiões da AWS para expansão geográfica, migração de datacenter e recuperação de desastres. Você pode copiar qualquer snapshot acessível: os snapshots que você criou, os snapshots compartilhados com você e os snapshots do AWS Marketplace, VM Import/Export e AWS Storage Gateway. Para obter mais informações, leia </text:span><text:a xlink:type="simple" xlink:href="http://docs.aws.amazon.com/AWSEC2/latest/UserGuide/ebs-copy-snapshot.html" office:target-frame-name="_blank" xlink:show="new" text:style-name="Internet_20_link" text:visited-style-name="Visited_20_Internet_20_Link"><text:span text:style-name="T15">Como copiar um snapshot do Amazon EBS.</text:span></text:a></text:p>
        </text:list-item>
      </text:list>
      <text:h text:style-name="P9" text:outline-level="3"><text:bookmark-start text:name="__RefHeading___Toc523_2925078917"/>Instâncias otimizadas para o Amazon EBS<text:bookmark-end text:name="__RefHeading___Toc523_2925078917"/></text:h>
      <text:p text:style-name="P17"><text:span text:style-name="T12">Por uma pequena </text:span><text:a xlink:type="simple" xlink:href="https://aws.amazon.com/ebs/pricing/" office:target-frame-name="_blank" xlink:show="new" text:style-name="Internet_20_link" text:visited-style-name="Visited_20_Internet_20_Link"><text:span text:style-name="T15">taxa horária</text:span></text:a><text:span text:style-name="T12"> adicional, os clientes podem executar alguns tipos de instâncias do Amazon EC2 como instâncias otimizadas para o EBS. As instâncias otimizadas para EBS permitem que instâncias do EC2 usem totalmente as IOPS provisionadas em um volume do EBS.</text:span></text:p>
      <text:p text:style-name="P15">As instâncias otimizadas para EBS fornecem taxa de transferência dedicada entre o Amazon EC2 e o Amazon EBS, com opções de 500 a 19.000 megabits por segundo (Mbps), dependendo do tipo de <text:soft-page-break/>instância usado. A taxa de transferência dedicada minimiza a contenção entre a E/S do Amazon EBS e outro tráfego da sua instância do EC2, fornecendo a melhor performance para os volumes do EBS.</text:p>
      <text:p text:style-name="P15">As instâncias otimizadas para o EBS são projetadas para utilização com todos os tipos de volumes do Amazon EBS.</text:p>
      <text:p text:style-name="P17"><text:span text:style-name="T12">Para obter mais informações sobre os tipos de instância que podem ser executados como instâncias otimizadas para o EBS, visite </text:span><text:a xlink:type="simple" xlink:href="http://docs.aws.amazon.com/AWSEC2/latest/UserGuide/EBSOptimized.html" office:target-frame-name="_blank" xlink:show="new" text:style-name="Internet_20_link" text:visited-style-name="Visited_20_Internet_20_Link"><text:span text:style-name="T15">Tipos de instância do Amazon EC2</text:span></text:a><text:span text:style-name="T12">.</text:span></text:p>
      <text:h text:style-name="P10" text:outline-level="3"><text:bookmark-start text:name="__RefHeading___Toc525_2925078917"/>Disponibilidade e durabilidade do Amazon EBS<text:bookmark-end text:name="__RefHeading___Toc525_2925078917"/></text:h>
      <text:p text:style-name="P25"><text:span text:style-name="T12">Os volumes do Amazon EBS são projetados para serem altamente disponíveis e confiáveis. Sem custos adicionais, os dados dos volumes do Amazon EBS são duplicados em vários servidores em uma zona de disponibilidade para evitar perdas de dados causadas por falha em qualquer componente único. Para obter detalhes, leia o </text:span><text:a xlink:type="simple" xlink:href="https://aws.amazon.com/ec2/sla/" office:target-frame-name="_blank" xlink:show="new" text:style-name="Internet_20_link" text:visited-style-name="Visited_20_Internet_20_Link"><text:span text:style-name="T15">acordo de nível de serviço do Amazon EC2 e EBS</text:span></text:a><text:span text:style-name="T12">.</text:span></text:p>
      <text:p text:style-name="P24">Os volumes do Amazon EBS são projetados para ter uma taxa anual de falhas (AFR) entre 0,1% e 0,2%, em que falha significa uma perda completa ou parcial do volume, dependendo do tamanho e da performance do volume. Isso torna os volumes do EBS 20 vezes mais confiáveis que unidades de disco normais do mercado, que falham com uma taxa média de falha (AFR) de cerca de 4%. Por exemplo, se você usar 1.000 volumes do EBS por um ano, poderá ocorrer de uma a duas falhas. O EBS também oferece um recurso de snapshot, que é uma boa forma de fazer backups point-in-time dos seus dados.</text:p>
      <text:p text:style-name="P23"><text:span text:style-name="T12">Para saber mais sobre os snapshots do Amazon EBS e sobre como realizar backups momentâneos dos seus volumes, acesse </text:span><text:a xlink:type="simple" xlink:href="https://aws.amazon.com/pt/ebs/features/#Amazon_EBS_Snapshots" office:target-frame-name="_blank" xlink:show="new" text:style-name="Internet_20_link" text:visited-style-name="Visited_20_Internet_20_Link"><text:span text:style-name="T15">aqui</text:span></text:a><text:span text:style-name="T12">.</text:span></text:p>
      <text:h text:style-name="P10" text:outline-level="3"><text:bookmark-start text:name="__RefHeading___Toc527_2925078917"/>A criptografia do Amazon EBS e o AWS Identity and Access Management<text:bookmark-end text:name="__RefHeading___Toc527_2925078917"/></text:h>
      <text:p text:style-name="P25"><text:bookmark-start text:name="__RefHeading___Toc529_2925078917"/><text:span text:style-name="T12">O Amazon EBS oferece criptografia sem falhas de volumes de dados, volumes de inicialização e snapshots do EBS, o que elimina a necessidade de criar e gerenciar uma infraestrutura de gerenciamento de chaves segura. A criptografia do EBS possibilita a segurança de dados ociosos criptografando volumes de dados, volumes de inicialização e snapshots, usando chaves gerenciadas pela Amazon ou chaves criadas e gerenciadas usando o </text:span><text:a xlink:type="simple" xlink:href="https://aws.amazon.com/kms/" office:target-frame-name="_blank" xlink:show="new" text:style-name="Internet_20_link" text:visited-style-name="Visited_20_Internet_20_Link"><text:span text:style-name="T15">AWS Key Management Service</text:span></text:a><text:span text:style-name="T12"> (KMS). Além disso, a criptografia ocorre nos </text:span><text:soft-page-break/><text:span text:style-name="T12">servidores que hospedam as instâncias do EC2, oferecendo criptografia de dados durante seu trânsito entre as instâncias do EC2 e os volumes de dados e inicialização do EBS. Para obter mais informações, visite a criptografia do Amazon EBS no </text:span><text:a xlink:type="simple" xlink:href="http://docs.aws.amazon.com/AWSEC2/latest/UserGuide/EBSEncryption.html" office:target-frame-name="_blank" xlink:show="new" text:style-name="Internet_20_link" text:visited-style-name="Visited_20_Internet_20_Link"><text:span text:style-name="T15">Guia do usuário do Amazon EC2</text:span></text:a><text:span text:style-name="T12">.</text:span><text:bookmark-end text:name="__RefHeading___Toc529_2925078917"/></text:p>
      <text:p text:style-name="P23"><text:span text:style-name="T12">O acesso aos volumes do Amazon EBS é integrado ao AWS Identity and Access Management (IAM). O IAM possibilita o controle de acesso aos seus volumes do Amazon EBS. Para obter mais informações, visite </text:span><text:a xlink:type="simple" xlink:href="https://aws.amazon.com/iam/" office:target-frame-name="_blank" xlink:show="new" text:style-name="Internet_20_link" text:visited-style-name="Visited_20_Internet_20_Link"><text:span text:style-name="T15">AWS Identity and Access Management</text:span></text:a><text:span text:style-name="T12">.</text:span></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Header">
      <style:paragraph-properties fo:text-align="center" style:justify-single-word="false" fo:padding="0.049cm" fo:border-left="none" fo:border-right="none" fo:border-top="none" fo:border-bottom="0.06pt solid #000000"/>
      <style:text-properties fo:font-size="14pt" fo:font-weight="bold" officeooo:rsid="00040ee2" officeooo:paragraph-rsid="00040ee2" style:font-size-asian="14pt" style:font-weight-asian="bold" style:font-size-complex="14pt" style:font-weight-complex="bold"/>
    </style:style>
    <style:style style:name="MT1" style:family="text">
      <style:text-properties officeooo:rsid="0006b2fd"/>
    </style:style>
    <style:page-layout style:name="Mpm1">
      <style:page-layout-properties fo:page-width="21.001cm" fo:page-height="29.7cm" style:num-format="1" style:print-orientation="portrait" fo:margin-top="0.873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93cm" fo:margin-bottom="0.499cm"/>
      </style:header-style>
      <style:footer-style/>
    </style:page-layout>
  </office:automatic-styles>
  <office:master-styles>
    <style:master-page style:name="Standard" style:page-layout-name="Mpm1">
      <style:header>
        <text:p text:style-name="MP1">Certificação Amazon AWS Certified Developer Associate</text:p>
        <text:p text:style-name="MP1"/>
        <text:p text:style-name="MP2">Notas <text:span text:style-name="MT1">Complementares</text:span> e observaçõe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3T08:35:13.527997434</meta:creation-date>
    <dc:date>2021-05-03T09:46:51.253660878</dc:date>
    <meta:editing-duration>PT48M55S</meta:editing-duration>
    <meta:editing-cycles>3</meta:editing-cycles>
    <meta:generator>LibreOffice/6.4.7.2$Linux_X86_64 LibreOffice_project/40$Build-2</meta:generator>
    <meta:document-statistic meta:table-count="0" meta:image-count="0" meta:object-count="0" meta:page-count="9" meta:paragraph-count="63" meta:word-count="2650" meta:character-count="16151" meta:non-whitespace-character-count="13565"/>
  </office:meta>
</office:document-meta>
</file>